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e" style:master-page-name="MP0" style:family="paragraph">
      <style:paragraph-properties fo:break-before="page"/>
      <style:text-properties fo:color="#EE0000" fo:font-size="24pt" style:font-size-asian="24pt" style:font-size-complex="24pt"/>
    </style:style>
    <style:style style:name="P2" style:parent-style-name="Normale" style:family="paragraph">
      <style:text-properties fo:color="#000000" fo:font-size="12pt" style:font-size-asian="12pt" style:font-size-complex="12pt"/>
    </style:style>
    <style:style style:name="P3" style:parent-style-name="Normale" style:family="paragraph">
      <style:text-properties fo:color="#000000" fo:font-size="12pt" style:font-size-asian="12pt" style:font-size-complex="12pt"/>
    </style:style>
    <style:style style:name="P4" style:parent-style-name="Normale" style:family="paragraph">
      <style:text-properties fo:color="#000000" fo:font-size="12pt" style:font-size-asian="12pt" style:font-size-complex="12pt"/>
    </style:style>
    <style:style style:name="P5" style:parent-style-name="Normale" style:family="paragraph">
      <style:text-properties fo:color="#000000" fo:font-size="12pt" style:font-size-asian="12pt" style:font-size-complex="12pt"/>
    </style:style>
    <style:style style:name="P6" style:parent-style-name="Normale" style:family="paragraph">
      <style:text-properties fo:color="#000000" fo:font-size="12pt" style:font-size-asian="12pt" style:font-size-complex="12pt"/>
    </style:style>
    <style:style style:name="P7" style:parent-style-name="Normale" style:family="paragraph">
      <style:text-properties fo:color="#000000" fo:font-size="12pt" style:font-size-asian="12pt" style:font-size-complex="12pt"/>
    </style:style>
    <style:style style:name="P8" style:parent-style-name="Normale" style:family="paragraph">
      <style:text-properties fo:color="#000000" fo:font-size="12pt" style:font-size-asian="12pt" style:font-size-complex="12pt"/>
    </style:style>
    <style:style style:name="P9" style:parent-style-name="Normale" style:family="paragraph">
      <style:text-properties fo:color="#000000" fo:font-size="12pt" style:font-size-asian="12pt" style:font-size-complex="12pt"/>
    </style:style>
    <style:style style:name="P10" style:parent-style-name="Normale" style:family="paragraph">
      <style:text-properties fo:color="#000000" fo:font-size="12pt" style:font-size-asian="12pt" style:font-size-complex="12pt"/>
    </style:style>
    <style:style style:name="P11" style:parent-style-name="Normale" style:family="paragraph">
      <style:text-properties fo:color="#000000" fo:font-size="12pt" style:font-size-asian="12pt" style:font-size-complex="12pt"/>
    </style:style>
    <style:style style:name="T12" style:parent-style-name="Car.predefinitoparagrafo" style:family="text">
      <style:text-properties fo:color="#000000" fo:font-size="12pt" style:font-size-asian="12pt" style:font-size-complex="12pt"/>
    </style:style>
    <style:style style:name="T13" style:parent-style-name="Car.predefinitoparagrafo" style:family="text">
      <style:text-properties fo:color="#000000" fo:font-size="12pt" style:font-size-asian="12pt" style:font-size-complex="12pt"/>
    </style:style>
  </office:automatic-styles>
  <office:body>
    <office:text text:use-soft-page-breaks="true">
      <text:p text:style-name="P1">Compiti TPI</text:p>
      <text:p text:style-name="P2">1)Che cos’è GitHub?</text:p>
      <text:p text:style-name="P3">GitHub è una piattaforma online che serve per condividere e gestire il codice.<text:line-break/>In pratica, è come un social network per programmatori, ma invece di foto o post, ci sono progetti di software.</text:p>
      <text:p text:style-name="P4">2)Che cos’è il Versioning?</text:p>
      <text:p text:style-name="P5">Il versioning (o controllo di versione) è il processo di tenere traccia delle modifiche di un file o di un progetto nel tempo.</text:p>
      <text:p text:style-name="P6">In pratica significa che ogni volta che modifichi qualcosa, il sistema salva una “versione” del tuo lavoro.<text:s/></text:p>
      <text:p text:style-name="P7">3)Che cosa significa fare un Commit?</text:p>
      <text:p text:style-name="P8">Fare un commit significa salvare una versione del tuo lavoro nel sistema di controllo di versione.</text:p>
      <text:p text:style-name="P9">Ogni commit contiene un messaggio, le modifiche effettive ai file del progetto e le informazioni su chi ha fatto il commit.</text:p>
      <text:p text:style-name="P10">4)Cosa significa Fork e Branch?</text:p>
      <text:p text:style-name="P11">Un fork è una copia completa di un progetto di qualcun altro sul tuo account e serve quando vuoi contribuire a un progetto open source.</text:p>
      <text:p text:style-name="Normale"><text:span text:style-name="T12">Un Branch</text:span><text:span text:style-name="T13"><text:s/>è una linea di sviluppo separata all’ìnterno dello stesso progetto, e serve a lavorare su nuove funzionalità senza rompere il proget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2F5496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F5496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2F5496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2F5496"/>
    </style:style>
    <style:style style:name="Citazioneintensa" style:display-name="Citazione intensa" style:family="paragraph" style:parent-style-name="Normale" style:next-style-name="Normale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2F5496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teo Regio</meta:initial-creator>
    <dc:creator>Matteo Regio</dc:creator>
    <meta:creation-date>2025-09-17T19:24:00Z</meta:creation-date>
    <dc:date>2025-09-17T19:38:00Z</dc:date>
    <meta:template xlink:href="Normal" xlink:type="simple"/>
    <meta:editing-cycles>2</meta:editing-cycles>
    <meta:editing-duration>PT0S</meta:editing-duration>
    <meta:document-statistic meta:page-count="1" meta:paragraph-count="2" meta:word-count="158" meta:character-count="1058" meta:row-count="7" meta:non-whitespace-character-count="902"/>
  </office:meta>
</office:document-meta>
</file>